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7d23" officeooo:paragraph-rsid="00077d23"/>
    </style:style>
    <style:style style:name="P2" style:family="paragraph" style:parent-style-name="Standard">
      <style:text-properties officeooo:rsid="0008007e" officeooo:paragraph-rsid="0008007e"/>
    </style:style>
    <style:style style:name="T1" style:family="text">
      <style:text-properties officeooo:rsid="0008007e"/>
    </style:style>
    <style:style style:name="T2" style:family="text">
      <style:text-properties fo:font-weight="bold" officeooo:rsid="000806d8" style:font-weight-asian="bold" style:font-weight-complex="bold"/>
    </style:style>
    <style:style style:name="T3" style:family="text">
      <style:text-properties fo:font-weight="bold" officeooo:rsid="0008ec29" style:font-weight-asian="bold" style:font-weight-complex="bold"/>
    </style:style>
    <style:style style:name="T4" style:family="text">
      <style:text-properties officeooo:rsid="000806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renciamento de Tempo</text:p>
      <text:p text:style-name="P1"/>
      <text:p text:style-name="P1">- Descrição das atividades</text:p>
      <text:p text:style-name="P1"/>
      <text:p text:style-name="P1">1 Preparação</text:p>
      <text:p text:style-name="P1">1.1 Entender o problema – <text:span text:style-name="T2">Sala de reuniões</text:span></text:p>
      <text:p text:style-name="P1">1.2 Levantamento de requisitos – <text:span text:style-name="T2">Disponibilidade do stakeholder</text:span></text:p>
      <text:p text:style-name="P1">1.3 Modelagem de dados – <text:span text:style-name="T2">Ferramentas de modelagens de dados</text:span></text:p>
      <text:p text:style-name="P1">1.4 Escolha da tecnologia – <text:span text:style-name="T3">Sala de reniões</text:span></text:p>
      <text:p text:style-name="P1"/>
      <text:p text:style-name="P1">2 Execução/<text:span text:style-name="T1">Desenvolvimento</text:span></text:p>
      <text:p text:style-name="P2">2.1 Prototipagem - </text:p>
      <text:p text:style-name="P2">2.2 Desenvolvimento</text:p>
      <text:p text:style-name="P2">2.3 Testes</text:p>
      <text:p text:style-name="P2">2.4 Validação de requisitos</text:p>
      <text:p text:style-name="P2"/>
      <text:p text:style-name="P2">3 Implantação</text:p>
      <text:p text:style-name="P2">3.1 Implantação</text:p>
      <text:p text:style-name="P2">3.2 Testes</text:p>
      <text:p text:style-name="P2">3.3 Validação com o cliente</text:p>
      <text:p text:style-name="P2">3.4 Gerar relatórios de satisfação</text:p>
      <text:p text:style-name="P2"/>
      <text:p text:style-name="P2">4 Manutenção</text:p>
      <text:p text:style-name="P2">4.1 Manutençã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21:48:05.185734739</meta:creation-date>
    <dc:date>2018-05-03T22:41:31.837014180</dc:date>
    <meta:editing-duration>PT3M30S</meta:editing-duration>
    <meta:editing-cycles>1</meta:editing-cycles>
    <meta:document-statistic meta:table-count="0" meta:image-count="0" meta:object-count="0" meta:page-count="1" meta:paragraph-count="19" meta:word-count="72" meta:character-count="493" meta:non-whitespace-character-count="435"/>
    <meta:generator>LibreOffice/5.1.6.2$Linux_X86_64 LibreOffice_project/10m0$Build-2</meta:generator>
  </office:meta>
</office:document-meta>
</file>